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8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9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10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3cm" svg:stroke-color="#000000" draw:marker-start-width="0.3cm" draw:marker-start-center="false" draw:marker-end="Arrow" draw:marker-end-width="0.3cm" draw:marker-end-center="false" draw:fill="none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3cm" svg:stroke-color="#000000" draw:marker-start-width="0.09cm" draw:marker-start-center="false" draw:marker-end="Rounded_20_short_20_Arrow" draw:marker-end-width="0.101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_20_496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_20_497" svg:stroke-width="0.03cm" svg:stroke-color="#000000" draw:marker-start-width="0.3cm" draw:marker-start-center="false" draw:marker-end-width="0.3cm" draw:marker-end-center="false" draw:fill="none" draw:fill-color="#b3b3b3" draw:fill-gradient-name="Gradient_20_10" draw:fill-hatch-name="Hatch_20_63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_20_498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27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28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29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189cm" svg:height="-0.419cm" svg:x="8.112cm" svg:y="0.836cm" draw:kind="arc" draw:start-angle="180.43" draw:end-angle="0.26">
            <text:p/>
          </draw:ellipse>
          <draw:ellipse draw:style-name="gr2" draw:text-style-name="P1" draw:layer="layout" svg:width="-0.189cm" svg:height="-0.419cm" svg:x="7.923cm" svg:y="0.836cm" draw:kind="arc" draw:start-angle="180.43" draw:end-angle="0.26">
            <text:p/>
          </draw:ellipse>
          <draw:ellipse draw:style-name="gr3" draw:text-style-name="P1" draw:layer="layout" svg:width="-0.189cm" svg:height="-0.42cm" svg:x="7.735cm" svg:y="0.836cm" draw:kind="arc" draw:start-angle="180.43" draw:end-angle="0.26">
            <text:p/>
          </draw:ellipse>
          <draw:ellipse draw:style-name="gr4" draw:text-style-name="P1" draw:layer="layout" svg:width="-0.19cm" svg:height="-0.419cm" svg:x="7.547cm" svg:y="0.836cm" draw:kind="arc" draw:start-angle="180.43" draw:end-angle="0.26">
            <text:p/>
          </draw:ellipse>
          <draw:line draw:style-name="gr5" draw:text-style-name="P1" draw:layer="layout" svg:x1="7.357cm" svg:y1="0.627cm" svg:x2="7.241cm" svg:y2="0.627cm">
            <text:p/>
          </draw:line>
          <draw:line draw:style-name="gr6" draw:text-style-name="P1" draw:layer="layout" svg:x1="8.228cm" svg:y1="0.627cm" svg:x2="8.112cm" svg:y2="0.627cm">
            <text:p/>
          </draw:line>
        </draw:g>
        <draw:custom-shape draw:style-name="gr7" draw:text-style-name="P2" draw:layer="layout" svg:width="0.508cm" svg:height="0.508cm" svg:x="0.675cm" svg:y="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11cm" svg:height="0.072cm" svg:x="0.878cm" svg:y="2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111cm" svg:height="0.072cm" svg:x="0.878cm" svg:y="2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0.927cm" svg:y1="0.517cm" svg:x2="2.121cm" svg:y2="0.517cm">
          <text:p/>
        </draw:line>
        <draw:line draw:style-name="gr9" draw:text-style-name="P2" draw:layer="layout" svg:x1="0.931cm" svg:y1="3.525cm" svg:x2="0.931cm" svg:y2="2.896cm">
          <text:p/>
        </draw:line>
        <draw:line draw:style-name="gr9" draw:text-style-name="P2" draw:layer="layout" svg:x1="0.93cm" svg:y1="3.524cm" svg:x2="4.318cm" svg:y2="3.525cm">
          <text:p/>
        </draw:line>
        <draw:g>
          <draw:ellipse draw:style-name="gr10" draw:text-style-name="P1" draw:layer="layout" svg:width="0.189cm" svg:height="0.341cm" draw:transform="rotate (-1.57079632679579) translate (2.059cm 2.4cm)" draw:kind="arc" draw:start-angle="180.43" draw:end-angle="0.26">
            <text:p/>
          </draw:ellipse>
          <draw:ellipse draw:style-name="gr11" draw:text-style-name="P1" draw:layer="layout" svg:width="0.189cm" svg:height="0.341cm" draw:transform="rotate (-1.57079632679579) translate (2.059cm 2.589cm)" draw:kind="arc" draw:start-angle="180.43" draw:end-angle="0.26">
            <text:p/>
          </draw:ellipse>
          <draw:ellipse draw:style-name="gr12" draw:text-style-name="P1" draw:layer="layout" svg:width="0.189cm" svg:height="0.342cm" draw:transform="rotate (-1.57079632679579) translate (2.059cm 2.777cm)" draw:kind="arc" draw:start-angle="180.43" draw:end-angle="0.26">
            <text:p/>
          </draw:ellipse>
          <draw:ellipse draw:style-name="gr13" draw:text-style-name="P1" draw:layer="layout" svg:width="0.19cm" svg:height="0.341cm" draw:transform="rotate (-1.57079632679579) translate (2.059cm 2.965cm)" draw:kind="arc" draw:start-angle="180.43" draw:end-angle="0.26">
            <text:p/>
          </draw:ellipse>
          <draw:line draw:style-name="gr14" draw:text-style-name="P1" draw:layer="layout" svg:x1="1.889cm" svg:y1="3.155cm" svg:x2="1.889cm" svg:y2="3.271cm">
            <text:p/>
          </draw:line>
          <draw:line draw:style-name="gr15" draw:text-style-name="P1" draw:layer="layout" svg:x1="1.889cm" svg:y1="2.284cm" svg:x2="1.889cm" svg:y2="2.4cm">
            <text:p/>
          </draw:line>
        </draw:g>
        <draw:g>
          <draw:glue-point draw:id="4" svg:x="-2.136cm" svg:y="-5.375cm"/>
          <draw:glue-point draw:id="5" svg:x="-2.136cm" svg:y="5.375cm"/>
          <draw:rect draw:style-name="gr16" draw:text-style-name="P3" draw:layer="layout" svg:width="0.195cm" svg:height="0.502cm" svg:x="1.788cm" svg:y="0.754cm">
            <text:p/>
          </draw:rect>
          <draw:line draw:style-name="gr17" draw:text-style-name="P3" draw:layer="layout" svg:x1="1.884cm" svg:y1="1.252cm" svg:x2="1.884cm" svg:y2="1.402cm">
            <text:p/>
          </draw:line>
          <draw:line draw:style-name="gr18" draw:text-style-name="P3" draw:layer="layout" svg:x1="1.884cm" svg:y1="0.754cm" svg:x2="1.884cm" svg:y2="0.602cm">
            <text:p/>
          </draw:line>
          <draw:line draw:style-name="gr19" draw:text-style-name="P3" draw:layer="layout" svg:x1="2.123cm" svg:y1="1.004cm" svg:x2="1.98cm" svg:y2="1.004cm">
            <text:p/>
          </draw:line>
        </draw:g>
        <draw:line draw:style-name="gr9" draw:text-style-name="P2" draw:layer="layout" svg:x1="1.889cm" svg:y1="3.271cm" svg:x2="1.889cm" svg:y2="3.525cm">
          <text:p/>
        </draw:line>
        <draw:g>
          <draw:line draw:style-name="gr20" draw:text-style-name="P4" draw:layer="layout" svg:x1="0.933cm" svg:y1="2.254cm" svg:x2="0.933cm" svg:y2="2.077cm">
            <text:p/>
          </draw:line>
          <draw:rect draw:style-name="gr21" draw:text-style-name="P5" draw:layer="layout" svg:width="0.532cm" svg:height="0.234cm" draw:transform="rotate (1.5707963267946) translate (0.817cm 2.078cm)">
            <text:p/>
          </draw:rect>
          <draw:line draw:style-name="gr22" draw:text-style-name="P4" draw:layer="layout" svg:x1="0.933cm" svg:y1="1.37cm" svg:x2="0.933cm" svg:y2="1.547cm">
            <text:p/>
          </draw:line>
        </draw:g>
        <draw:g>
          <draw:line draw:style-name="gr20" draw:text-style-name="P4" draw:layer="layout" svg:x1="1.883cm" svg:y1="2.286cm" svg:x2="1.883cm" svg:y2="2.109cm">
            <text:p/>
          </draw:line>
          <draw:rect draw:style-name="gr21" draw:text-style-name="P5" draw:layer="layout" svg:width="0.532cm" svg:height="0.234cm" draw:transform="rotate (1.5707963267946) translate (1.767cm 2.11cm)">
            <text:p/>
          </draw:rect>
          <draw:line draw:style-name="gr22" draw:text-style-name="P4" draw:layer="layout" svg:x1="1.883cm" svg:y1="1.402cm" svg:x2="1.883cm" svg:y2="1.579cm">
            <text:p/>
          </draw:line>
        </draw:g>
        <draw:line draw:style-name="gr9" draw:text-style-name="P2" draw:layer="layout" svg:x1="0.929cm" svg:y1="1.482cm" svg:x2="0.924cm" svg:y2="0.508cm">
          <text:p/>
        </draw:line>
        <draw:line draw:style-name="gr9" draw:text-style-name="P2" draw:layer="layout" svg:x1="2.127cm" svg:y1="1.018cm" svg:x2="2.133cm" svg:y2="0.508cm">
          <text:p/>
        </draw:line>
        <draw:custom-shape draw:style-name="gr7" draw:text-style-name="P2" draw:layer="layout" svg:width="0.508cm" svg:height="0.508cm" svg:x="5.552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11cm" svg:height="0.072cm" svg:x="5.755cm" svg:y="2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111cm" svg:height="0.072cm" svg:x="5.755cm" svg:y="2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5.808cm" svg:y1="3.515cm" svg:x2="5.808cm" svg:y2="2.886cm">
          <text:p/>
        </draw:line>
        <draw:g>
          <draw:line draw:style-name="gr20" draw:text-style-name="P4" draw:layer="layout" svg:x1="5.81cm" svg:y1="2.244cm" svg:x2="5.81cm" svg:y2="2.067cm">
            <text:p/>
          </draw:line>
          <draw:rect draw:style-name="gr21" draw:text-style-name="P5" draw:layer="layout" svg:width="0.532cm" svg:height="0.234cm" draw:transform="rotate (1.5707963267946) translate (5.694cm 2.068cm)">
            <text:p/>
          </draw:rect>
          <draw:line draw:style-name="gr22" draw:text-style-name="P4" draw:layer="layout" svg:x1="5.81cm" svg:y1="1.36cm" svg:x2="5.81cm" svg:y2="1.537cm">
            <text:p/>
          </draw:line>
        </draw:g>
        <draw:line draw:style-name="gr9" draw:text-style-name="P2" draw:layer="layout" svg:x1="5.806cm" svg:y1="1.472cm" svg:x2="5.81cm" svg:y2="0.618cm">
          <text:p/>
        </draw:line>
        <draw:line draw:style-name="gr9" draw:text-style-name="P2" draw:layer="layout" svg:x1="5.806cm" svg:y1="3.506cm" svg:x2="8.574cm" svg:y2="3.506cm">
          <text:p/>
        </draw:line>
        <draw:line draw:style-name="gr9" draw:text-style-name="P2" draw:layer="layout" svg:x1="5.804cm" svg:y1="0.623cm" svg:x2="6.347cm" svg:y2="0.623cm">
          <text:p/>
        </draw:line>
        <draw:frame draw:style-name="gr23" draw:layer="layout" svg:width="0.638cm" svg:height="0.529cm" svg:x="1cm" svg:y="1.5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layer="layout" svg:width="1.019cm" svg:height="0.529cm" svg:x="2.047cm" svg:y="1.5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0.693cm" svg:height="0.529cm" svg:x="6.52cm" svg:y="0.7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layer="layout" svg:width="0.638cm" svg:height="0.529cm" svg:x="5.015cm" svg:y="1.5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line draw:style-name="gr20" draw:text-style-name="P4" draw:layer="layout" svg:x1="6.349cm" svg:y1="0.624cm" svg:x2="6.526cm" svg:y2="0.624cm">
            <text:p/>
          </draw:line>
          <draw:rect draw:style-name="gr21" draw:text-style-name="P5" draw:layer="layout" svg:width="0.532cm" svg:height="0.234cm" svg:x="6.525cm" svg:y="0.508cm">
            <text:p/>
          </draw:rect>
          <draw:line draw:style-name="gr22" draw:text-style-name="P4" draw:layer="layout" svg:x1="7.233cm" svg:y1="0.624cm" svg:x2="7.056cm" svg:y2="0.624cm">
            <text:p/>
          </draw:line>
        </draw:g>
        <draw:frame draw:style-name="gr23" draw:layer="layout" svg:width="0.493cm" svg:height="0.469cm" svg:x="0.117cm" svg:y="2.33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layer="layout" svg:width="0.493cm" svg:height="0.469cm" svg:x="6.151cm" svg:y="2.3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layer="layout" svg:width="0.459cm" svg:height="0.469cm" svg:x="3.942cm" svg:y="1.66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layer="layout" svg:width="0.459cm" svg:height="0.469cm" svg:x="8.167cm" svg:y="1.76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4" draw:layer="layout" svg:width="0.875cm" svg:height="0.965cm" svg:x="-0.06cm" svg:y="1.519cm">
          <draw:text-box>
            <text:p>+</text:p>
          </draw:text-box>
        </draw:frame>
        <draw:frame draw:style-name="gr25" draw:layer="layout" svg:width="0.714cm" svg:height="0.962cm" svg:x="0.025cm" svg:y="2.498cm">
          <draw:text-box>
            <text:p>-</text:p>
          </draw:text-box>
        </draw:frame>
        <draw:frame draw:style-name="gr24" draw:layer="layout" svg:width="0.875cm" svg:height="0.965cm" svg:x="3.708cm" svg:y="0.721cm">
          <draw:text-box>
            <text:p>+</text:p>
          </draw:text-box>
        </draw:frame>
        <draw:frame draw:style-name="gr24" draw:layer="layout" svg:width="0.875cm" svg:height="0.965cm" svg:x="5.968cm" svg:y="1.522cm">
          <draw:text-box>
            <text:p>+</text:p>
          </draw:text-box>
        </draw:frame>
        <draw:frame draw:style-name="gr24" draw:layer="layout" svg:width="0.875cm" svg:height="0.965cm" svg:x="8.004cm" svg:y="0.669cm">
          <draw:text-box>
            <text:p>+</text:p>
          </draw:text-box>
        </draw:frame>
        <draw:frame draw:style-name="gr25" draw:layer="layout" svg:width="0.714cm" svg:height="0.962cm" svg:x="3.807cm" svg:y="2.512cm">
          <draw:text-box>
            <text:p>-</text:p>
          </draw:text-box>
        </draw:frame>
        <draw:frame draw:style-name="gr26" draw:layer="layout" svg:width="0.714cm" svg:height="0.962cm" svg:x="6.077cm" svg:y="2.518cm">
          <draw:text-box>
            <text:p>-</text:p>
          </draw:text-box>
        </draw:frame>
        <draw:frame draw:style-name="gr25" draw:layer="layout" svg:width="0.714cm" svg:height="0.962cm" svg:x="8.093cm" svg:y="2.366cm">
          <draw:text-box>
            <text:p>-</text:p>
          </draw:text-box>
        </draw:frame>
        <draw:line draw:style-name="gr27" draw:text-style-name="P2" draw:layer="layout" svg:x1="0.762cm" svg:y1="1.249cm" svg:x2="0.762cm" svg:y2="0.65cm">
          <text:p/>
        </draw:line>
        <draw:frame draw:style-name="gr23" draw:layer="layout" svg:width="0.574cm" svg:height="0.529cm" svg:x="0.202cm" svg:y="0.6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3" draw:layer="layout" svg:width="0.574cm" svg:height="0.529cm" svg:x="4.977cm" svg:y="0.71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7" draw:text-style-name="P2" draw:layer="layout" svg:x1="5.502cm" svg:y1="1.296cm" svg:x2="5.502cm" svg:y2="0.605cm">
          <text:p/>
        </draw:line>
        <draw:line draw:style-name="gr28" draw:text-style-name="P2" draw:layer="layout" svg:x1="8.218cm" svg:y1="0.618cm" svg:x2="8.614cm" svg:y2="0.618cm">
          <text:p/>
        </draw:line>
        <draw:g>
          <draw:ellipse draw:style-name="gr29" draw:text-style-name="P1" draw:layer="layout" svg:width="-0.189cm" svg:height="-0.403cm" svg:x="3.29cm" svg:y="0.728cm" draw:kind="arc" draw:start-angle="179.71" draw:end-angle="359.44">
            <text:p/>
          </draw:ellipse>
          <draw:ellipse draw:style-name="gr30" draw:text-style-name="P1" draw:layer="layout" svg:width="-0.189cm" svg:height="-0.403cm" svg:x="3.479cm" svg:y="0.728cm" draw:kind="arc" draw:start-angle="179.71" draw:end-angle="359.44">
            <text:p/>
          </draw:ellipse>
          <draw:ellipse draw:style-name="gr31" draw:text-style-name="P1" draw:layer="layout" svg:width="-0.189cm" svg:height="-0.404cm" svg:x="3.667cm" svg:y="0.728cm" draw:kind="arc" draw:start-angle="179.71" draw:end-angle="359.44">
            <text:p/>
          </draw:ellipse>
          <draw:ellipse draw:style-name="gr32" draw:text-style-name="P1" draw:layer="layout" svg:width="-0.19cm" svg:height="-0.403cm" svg:x="3.856cm" svg:y="0.728cm" draw:kind="arc" draw:start-angle="179.72" draw:end-angle="359.43">
            <text:p/>
          </draw:ellipse>
          <draw:line draw:style-name="gr33" draw:text-style-name="P1" draw:layer="layout" svg:x1="3.856cm" svg:y1="0.527cm" svg:x2="3.972cm" svg:y2="0.527cm">
            <text:p/>
          </draw:line>
          <draw:line draw:style-name="gr34" draw:text-style-name="P1" draw:layer="layout" svg:x1="2.985cm" svg:y1="0.527cm" svg:x2="3.101cm" svg:y2="0.527cm">
            <text:p/>
          </draw:line>
        </draw:g>
        <draw:g>
          <draw:line draw:style-name="gr20" draw:text-style-name="P4" draw:layer="layout" svg:x1="2.121cm" svg:y1="0.522cm" svg:x2="2.298cm" svg:y2="0.522cm">
            <text:p/>
          </draw:line>
          <draw:rect draw:style-name="gr21" draw:text-style-name="P5" draw:layer="layout" svg:width="0.532cm" svg:height="0.234cm" svg:x="2.297cm" svg:y="0.406cm">
            <text:p/>
          </draw:rect>
          <draw:line draw:style-name="gr22" draw:text-style-name="P4" draw:layer="layout" svg:x1="3.005cm" svg:y1="0.522cm" svg:x2="2.828cm" svg:y2="0.522cm">
            <text:p/>
          </draw:line>
        </draw:g>
        <draw:line draw:style-name="gr9" draw:text-style-name="P2" draw:layer="layout" svg:x1="1.889cm" svg:y1="0.589cm" svg:x2="1.889cm" svg:y2="0.508cm">
          <text:p/>
        </draw:line>
        <draw:line draw:style-name="gr9" draw:text-style-name="P2" draw:layer="layout" svg:x1="3.962cm" svg:y1="0.518cm" svg:x2="4.328cm" svg:y2="0.518cm">
          <text:p/>
        </draw:line>
        <draw:frame draw:style-name="gr23" draw:layer="layout" svg:width="0.942cm" svg:height="0.529cm" svg:x="2.255cm" svg:y="0.711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date>2011-08-04T11:14:40</dc:date>
    <dc:creator>khalid khan</dc:creator>
    <meta:generator>OpenOffice.org/3.1$Linux OpenOffice.org_project/310m19$Build-9420</meta:generator>
    <meta:editing-duration>PT00H13M09S</meta:editing-duration>
    <meta:editing-cycles>1</meta:editing-cycles>
    <meta:document-statistic meta:object-count="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q</math:mi>
    </math:msub>
    <math:annotation math:encoding="StarMath 5.0">R_q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I</math:mi>
      <math:mi>q</math:mi>
    </math:msub>
    <math:annotation math:encoding="StarMath 5.0">I_q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row>
        <math:mi>m</math:mi>
        <math:mi>,</math:mi>
        <math:mi>s</math:mi>
      </math:mrow>
    </math:msub>
    <math:annotation math:encoding="StarMath 5.0">R_{m,s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row>
        <math:mi>m</math:mi>
        <math:mi>,</math:mi>
        <math:mi>m</math:mi>
      </math:mrow>
    </math:msub>
    <math:annotation math:encoding="StarMath 5.0">R_{m,m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R</math:mi>
      <math:mi>m</math:mi>
    </math:msub>
    <math:annotation math:encoding="StarMath 5.0">R_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q</math:mi>
    </math:msub>
    <math:annotation math:encoding="StarMath 5.0">R_q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I</math:mi>
      <math:mi>q</math:mi>
    </math:msub>
    <math:annotation math:encoding="StarMath 5.0">I_q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